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DC000000BCD7EB0B3D.eps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82cm" svg:height="3.302cm" svg:x="0.254cm" svg:y="0.254cm">
          <draw:image xlink:href="Pictures/20000002000001DC000000BCD7EB0B3D.eps" xlink:type="simple" xlink:show="embed" xlink:actuate="onLoad">
            <text:p/>
          </draw:image>
        </draw:frame>
        <draw:frame draw:style-name="gr2" draw:layer="layout" svg:width="2.39cm" svg:height="1.696cm" svg:x="5.611cm" svg:y="1.143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24T11:03:23</dc:date>
    <dc:creator>kkk </dc:creator>
    <meta:generator>LibreOffice/3.3$Linux LibreOffice_project/330m19$Build-401</meta:generator>
    <meta:editing-duration>PT7M20S</meta:editing-duration>
    <meta:editing-cycles>1</meta:editing-cycles>
    <meta:document-statistic meta:object-count="2"/>
  </office:meta>
</office:document-meta>
</file>

<file path=Object 1/content.xml><?xml version="1.0" encoding="utf-8"?>
<math xmlns="http://www.w3.org/1998/Math/MathML">
  <semantics>
    <mtable>
      <mtr>
        <mtd>
          <mrow>
            <mi>S</mi>
            <mphantom>
              <mstyle>
                <mrow>
                  <mi>x</mi>
                </mrow>
              </mstyle>
            </mphantom>
            <mi>R</mi>
            <mphantom>
              <mstyle>
                <mrow>
                  <mi mathvariant="italic">xx</mi>
                </mrow>
              </mstyle>
            </mphantom>
            <msub>
              <mi>Q</mi>
              <mi>n</mi>
            </msub>
            <mphantom>
              <mstyle>
                <mrow>
                  <mi mathvariant="italic">xx</mi>
                </mrow>
              </mstyle>
            </mphantom>
            <mover accent="true">
              <msub>
                <mi>Q</mi>
                <mi>n</mi>
              </msub>
              <mo>¯</mo>
            </mover>
          </mrow>
        </mtd>
      </mtr>
      <mtr>
        <mtd>
          <mrow>
            <mn>0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 mathvariant="italic">xx</mi>
                </mrow>
              </mstyle>
            </mphantom>
            <msub>
              <mi>Q</mi>
              <mrow>
                <mi>n</mi>
                <mo stretchy="false">−</mo>
                <mn>1</mn>
              </mrow>
            </msub>
            <mphantom>
              <mstyle>
                <mrow>
                  <mi>x</mi>
                </mrow>
              </mstyle>
            </mphantom>
            <mover accent="true">
              <msub>
                <mi>Q</mi>
                <mrow>
                  <mi>n</mi>
                  <mo stretchy="false">−</mo>
                  <mn>1</mn>
                </mrow>
              </msub>
              <mo>¯</mo>
            </mover>
          </mrow>
        </mtd>
      </mtr>
      <mtr>
        <mtd>
          <mrow>
            <mn>0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 mathvariant="italic">xxx</mi>
                </mrow>
              </mstyle>
            </mphantom>
            <mn>0</mn>
            <mphantom>
              <mstyle>
                <mrow>
                  <mi mathvariant="italic">xxxx</mi>
                </mrow>
              </mstyle>
            </mphantom>
            <mn>1</mn>
          </mrow>
        </mtd>
      </mtr>
      <mtr>
        <mtd>
          <mrow>
            <mn>1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 mathvariant="italic">xxx</mi>
                </mrow>
              </mstyle>
            </mphantom>
            <mn>0</mn>
            <mphantom>
              <mstyle>
                <mrow>
                  <mi mathvariant="italic">xxxx</mi>
                </mrow>
              </mstyle>
            </mphantom>
            <mn>1</mn>
          </mrow>
        </mtd>
      </mtr>
      <mtr>
        <mtd>
          <mrow>
            <mn>1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 mathvariant="italic">xxx</mi>
                </mrow>
              </mstyle>
            </mphantom>
            <mi>?</mi>
            <mphantom>
              <mstyle>
                <mrow>
                  <mi mathvariant="italic">xxxx</mi>
                </mrow>
              </mstyle>
            </mphantom>
            <mi>?</mi>
          </mrow>
        </mtd>
      </mtr>
    </mtable>
    <annotation encoding="StarMath 5.0">stack{
alignl S phantom{x} R phantom{xx} Q_n phantom{xx} overline{Q_n} #
alignl 0 phantom{x} 0 phantom{xx} Q_{n-1} phantom{x} overline{Q_{n-1}} #
alignl 0 phantom{x} 1 phantom{xxx} 0 phantom{xxxx} 1 #
alignl 1 phantom{x} 0 phantom{xxx} 0 phantom{xxxx} 1 #
alignl 1 phantom{x} 1 phantom{xxx} ? phantom{xxxx} ?
}</annotation>
  </semantics>
</math>
</file>